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02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4" style:family="graphic" style:parent-style-name="standard">
      <style:graphic-properties draw:stroke="none" svg:stroke-color="#000000" draw:fill="none" draw:fill-color="#ffffff" fo:min-height="0.915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draw:fill="none" fo:min-height="0.95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standard">
      <style:graphic-properties draw:stroke="none" svg:stroke-color="#000000" draw:fill="none" draw:fill-color="#ffffff" fo:min-height="0.983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2.167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1.02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</style:style>
    <style:style style:name="P13" style:family="paragraph">
      <style:text-properties fo:font-size="12pt"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P15" style:family="paragraph">
      <style:paragraph-properties fo:text-align="end"/>
      <style:text-properties fo:font-size="12pt" style:font-size-asian="12pt" style:font-size-complex="12pt"/>
    </style:style>
    <style:style style:name="P16" style:family="paragraph">
      <style:paragraph-properties fo:text-align="start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8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75cm" svg:height="1.199cm" svg:x="0.873cm" svg:y="3.196cm">
          <draw:text-box>
            <text:p text:style-name="P1">Cliente ID </text:p>
            <text:p text:style-name="P1">Customer ID</text:p>
          </draw:text-box>
        </draw:frame>
        <draw:frame draw:style-name="gr2" draw:text-style-name="P3" draw:layer="layout" svg:width="0.502cm" svg:height="0.962cm" svg:x="15.351cm" svg:y="8.078cm">
          <draw:text-box>
            <text:p/>
          </draw:text-box>
        </draw:frame>
        <draw:custom-shape draw:style-name="gr3" draw:text-style-name="P4" draw:layer="layout" svg:width="2.54cm" svg:height="0.889cm" svg:x="4.175cm" svg:y="3.379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429cm" svg:height="1.199cm" svg:x="12.43cm" svg:y="3.252cm">
          <draw:text-box>
            <text:p text:style-name="P5">Primer Nombre</text:p>
            <text:p text:style-name="P5">First Name</text:p>
          </draw:text-box>
        </draw:frame>
        <draw:frame draw:style-name="gr1" draw:text-style-name="P8" draw:layer="layout" svg:width="19.463cm" svg:height="1.143cm" svg:x="1.127cm" svg:y="2.27cm">
          <draw:text-box>
            <text:p text:style-name="P7"><text:span text:style-name="T1">Detalles del Cliente \ Customer Details</text:span></text:p>
          </draw:text-box>
        </draw:frame>
        <draw:frame draw:style-name="gr4" draw:text-style-name="P6" draw:layer="layout" svg:width="2.921cm" svg:height="1.199cm" svg:x="7.096cm" svg:y="3.196cm">
          <draw:text-box>
            <text:p text:style-name="P5">Apellido</text:p>
            <text:p text:style-name="P5">Last Name</text:p>
          </draw:text-box>
        </draw:frame>
        <draw:custom-shape draw:style-name="gr3" draw:text-style-name="P4" draw:layer="layout" svg:width="2.54cm" svg:height="0.889cm" svg:x="9.636cm" svg:y="3.3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15.859cm" svg:y="3.379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9.59cm" svg:height="0.762cm" svg:x="1cm" svg:y="5.665cm">
          <draw:text-box>
            <text:p text:style-name="P9"><text:span text:style-name="T2">Ubicación de Facturación \ Billing Location</text:span></text:p>
          </draw:text-box>
        </draw:frame>
        <draw:frame draw:style-name="gr6" draw:text-style-name="P2" draw:layer="layout" svg:width="2.286cm" svg:height="1.199cm" svg:x="1cm" svg:y="6.483cm">
          <draw:text-box>
            <text:p text:style-name="P1"><text:span text:style-name="T3">Numero</text:span></text:p>
            <text:p text:style-name="P1"><text:span text:style-name="T3">Number</text:span></text:p>
          </draw:text-box>
        </draw:frame>
        <draw:custom-shape draw:style-name="gr3" draw:text-style-name="P4" draw:layer="layout" svg:width="2.54cm" svg:height="0.889cm" svg:x="3.54cm" svg:y="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778cm" svg:height="1.199cm" svg:x="6.207cm" svg:y="6.427cm">
          <draw:text-box>
            <text:p text:style-name="P1"><text:span text:style-name="T3">Calle</text:span></text:p>
            <text:p text:style-name="P1"><text:span text:style-name="T3">Street</text:span></text:p>
          </draw:text-box>
        </draw:frame>
        <draw:custom-shape draw:style-name="gr3" draw:text-style-name="P4" draw:layer="layout" svg:width="2.54cm" svg:height="0.889cm" svg:x="7.858cm" svg:y="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302cm" svg:height="1.27cm" svg:x="10.652cm" svg:y="6.483cm">
          <draw:text-box>
            <text:p text:style-name="P1"><text:span text:style-name="T3">Codigo Postal</text:span></text:p>
            <text:p text:style-name="P1"><text:span text:style-name="T3">Zip Code</text:span></text:p>
          </draw:text-box>
        </draw:frame>
        <draw:custom-shape draw:style-name="gr8" draw:text-style-name="P11" draw:layer="layout" svg:width="2.54cm" svg:height="0.889cm" svg:x="13.954cm" svg:y="6.61cm"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032cm" svg:height="1.27cm" svg:x="0.873cm" svg:y="7.626cm">
          <draw:text-box>
            <text:p text:style-name="P1"><text:span text:style-name="T3">Ciudad</text:span></text:p>
            <text:p text:style-name="P1"><text:span text:style-name="T3">City</text:span></text:p>
          </draw:text-box>
        </draw:frame>
        <draw:custom-shape draw:style-name="gr3" draw:text-style-name="P4" draw:layer="layout" svg:width="2.54cm" svg:height="0.889cm" svg:x="2.905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286cm" svg:height="1.27cm" svg:x="5.572cm" svg:y="7.626cm">
          <draw:text-box>
            <text:p text:style-name="P1"><text:span text:style-name="T3">Estado</text:span></text:p>
            <text:p text:style-name="P1"><text:span text:style-name="T3">State</text:span></text:p>
          </draw:text-box>
        </draw:frame>
        <draw:custom-shape draw:style-name="gr3" draw:text-style-name="P4" draw:layer="layout" svg:width="2.54cm" svg:height="0.889cm" svg:x="7.35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9.336cm" svg:height="0.725cm" svg:x="1cm" svg:y="8.75cm">
          <draw:text-box>
            <text:p text:style-name="P9"><text:span text:style-name="T2">Sitios de Servicio \ Service Sites</text:span></text:p>
          </draw:text-box>
        </draw:frame>
        <draw:frame draw:style-name="gr9" draw:text-style-name="P2" draw:layer="layout" svg:width="2.286cm" svg:height="1.199cm" svg:x="1.127cm" svg:y="10.506cm">
          <draw:text-box>
            <text:p text:style-name="P1"><text:span text:style-name="T3">Numero</text:span></text:p>
            <text:p text:style-name="P1"><text:span text:style-name="T3">Number</text:span></text:p>
          </draw:text-box>
        </draw:frame>
        <draw:custom-shape draw:style-name="gr3" draw:text-style-name="P4" draw:layer="layout" svg:width="2.54cm" svg:height="0.889cm" svg:x="3.667cm" svg:y="10.6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7.985cm" svg:y="10.68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302cm" svg:height="1.27cm" svg:x="10.779cm" svg:y="10.562cm">
          <draw:text-box>
            <text:p text:style-name="P1"><text:span text:style-name="T3">Codigo Postal</text:span></text:p>
            <text:p text:style-name="P1"><text:span text:style-name="T3">Zip Code</text:span></text:p>
          </draw:text-box>
        </draw:frame>
        <draw:custom-shape draw:style-name="gr8" draw:text-style-name="P11" draw:layer="layout" svg:width="2.54cm" svg:height="0.889cm" svg:x="14.081cm" svg:y="10.6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3.032cm" svg:y="11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7.477cm" svg:y="11.83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848cm" svg:height="1.2cm" svg:x="1.057cm" svg:y="11.775cm">
          <draw:text-box>
            <text:p><text:span text:style-name="T3">Ciudad</text:span></text:p>
            <text:p><text:span text:style-name="T3">City</text:span></text:p>
          </draw:text-box>
        </draw:frame>
        <draw:frame draw:style-name="gr7" draw:text-style-name="P2" draw:layer="layout" svg:width="1.905cm" svg:height="1.27cm" svg:x="5.445cm" svg:y="11.705cm">
          <draw:text-box>
            <text:p text:style-name="P1"><text:span text:style-name="T3">Estado</text:span></text:p>
            <text:p text:style-name="P1"><text:span text:style-name="T3">State</text:span></text:p>
          </draw:text-box>
        </draw:frame>
        <draw:frame draw:style-name="gr6" draw:text-style-name="P2" draw:layer="layout" svg:width="1.778cm" svg:height="1.199cm" svg:x="6.207cm" svg:y="10.562cm">
          <draw:text-box>
            <text:p text:style-name="P1"><text:span text:style-name="T3">Calle</text:span></text:p>
            <text:p text:style-name="P1"><text:span text:style-name="T3">Street</text:span></text:p>
          </draw:text-box>
        </draw:frame>
        <draw:frame draw:style-name="gr9" draw:text-style-name="P2" draw:layer="layout" svg:width="2.286cm" svg:height="1.199cm" svg:x="1.381cm" svg:y="14.245cm">
          <draw:text-box>
            <text:p text:style-name="P1"><text:span text:style-name="T3">Numero</text:span></text:p>
            <text:p text:style-name="P1"><text:span text:style-name="T3">Number</text:span></text:p>
          </draw:text-box>
        </draw:frame>
        <draw:custom-shape draw:style-name="gr3" draw:text-style-name="P4" draw:layer="layout" svg:width="2.54cm" svg:height="0.889cm" svg:x="3.921cm" svg:y="14.3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8.239cm" svg:y="14.37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302cm" svg:height="1.27cm" svg:x="11.033cm" svg:y="14.245cm">
          <draw:text-box>
            <text:p text:style-name="P1"><text:span text:style-name="T3">Codigo Postal</text:span></text:p>
            <text:p text:style-name="P1"><text:span text:style-name="T3">Zip Code</text:span></text:p>
          </draw:text-box>
        </draw:frame>
        <draw:custom-shape draw:style-name="gr8" draw:text-style-name="P11" draw:layer="layout" svg:width="2.54cm" svg:height="0.889cm" svg:x="14.335cm" svg:y="14.3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3.286cm" svg:y="15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7.731cm" svg:y="15.51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848cm" svg:height="1.2cm" svg:x="1.184cm" svg:y="15.331cm">
          <draw:text-box>
            <text:p><text:span text:style-name="T3">Ciudad</text:span></text:p>
            <text:p><text:span text:style-name="T3">City</text:span></text:p>
          </draw:text-box>
        </draw:frame>
        <draw:frame draw:style-name="gr7" draw:text-style-name="P2" draw:layer="layout" svg:width="1.905cm" svg:height="1.27cm" svg:x="5.699cm" svg:y="15.388cm">
          <draw:text-box>
            <text:p text:style-name="P1"><text:span text:style-name="T3">Estado</text:span></text:p>
            <text:p text:style-name="P1"><text:span text:style-name="T3">State</text:span></text:p>
          </draw:text-box>
        </draw:frame>
        <draw:frame draw:style-name="gr6" draw:text-style-name="P2" draw:layer="layout" svg:width="1.778cm" svg:height="1.199cm" svg:x="6.461cm" svg:y="14.245cm">
          <draw:text-box>
            <text:p text:style-name="P1"><text:span text:style-name="T3">Calle</text:span></text:p>
            <text:p text:style-name="P1"><text:span text:style-name="T3">Street</text:span></text:p>
          </draw:text-box>
        </draw:frame>
        <draw:frame draw:style-name="gr6" draw:text-style-name="P2" draw:layer="layout" svg:width="2.286cm" svg:height="1.199cm" svg:x="1.381cm" svg:y="17.928cm">
          <draw:text-box>
            <text:p text:style-name="P1"><text:span text:style-name="T3">Numero</text:span></text:p>
            <text:p text:style-name="P1"><text:span text:style-name="T3">Number</text:span></text:p>
          </draw:text-box>
        </draw:frame>
        <draw:custom-shape draw:style-name="gr3" draw:text-style-name="P4" draw:layer="layout" svg:width="2.54cm" svg:height="0.889cm" svg:x="3.921cm" svg:y="18.0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8.239cm" svg:y="18.05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302cm" svg:height="1.27cm" svg:x="11.033cm" svg:y="17.928cm">
          <draw:text-box>
            <text:p text:style-name="P1"><text:span text:style-name="T3">Codigo Postal</text:span></text:p>
            <text:p text:style-name="P1"><text:span text:style-name="T3">Zip Code</text:span></text:p>
          </draw:text-box>
        </draw:frame>
        <draw:custom-shape draw:style-name="gr8" draw:text-style-name="P11" draw:layer="layout" svg:width="2.54cm" svg:height="0.889cm" svg:x="14.335cm" svg:y="18.0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3.286cm" svg:y="19.1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7.858cm" svg:y="19.19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848cm" svg:height="1.2cm" svg:x="1.192cm" svg:y="19.136cm">
          <draw:text-box>
            <text:p><text:span text:style-name="T3">Ciudad</text:span></text:p>
            <text:p><text:span text:style-name="T3">City</text:span></text:p>
          </draw:text-box>
        </draw:frame>
        <draw:frame draw:style-name="gr7" draw:text-style-name="P2" draw:layer="layout" svg:width="1.905cm" svg:height="1.27cm" svg:x="5.826cm" svg:y="19.071cm">
          <draw:text-box>
            <text:p text:style-name="P1"><text:span text:style-name="T3">Estado</text:span></text:p>
            <text:p text:style-name="P1"><text:span text:style-name="T3">State</text:span></text:p>
          </draw:text-box>
        </draw:frame>
        <draw:frame draw:style-name="gr6" draw:text-style-name="P2" draw:layer="layout" svg:width="1.778cm" svg:height="1.199cm" svg:x="6.461cm" svg:y="17.928cm">
          <draw:text-box>
            <text:p text:style-name="P1"><text:span text:style-name="T3">Calle</text:span></text:p>
            <text:p text:style-name="P1"><text:span text:style-name="T3">Street</text:span></text:p>
          </draw:text-box>
        </draw:frame>
        <draw:frame draw:style-name="gr11" draw:text-style-name="P14" draw:layer="layout" svg:width="2.921cm" svg:height="1.199cm" svg:x="0.873cm" svg:y="9.307cm">
          <draw:text-box>
            <text:p text:style-name="P13"><text:span text:style-name="T4">Ubicación ID</text:span></text:p>
            <text:p text:style-name="P13"><text:span text:style-name="T4">Location ID</text:span></text:p>
          </draw:text-box>
        </draw:frame>
        <draw:custom-shape draw:style-name="gr3" draw:text-style-name="P4" draw:layer="layout" svg:width="2.54cm" svg:height="0.889cm" svg:x="3.794cm" svg:y="9.49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.921cm" svg:height="1.199cm" svg:x="1.127cm" svg:y="13.102cm">
          <draw:text-box>
            <text:p text:style-name="P13"><text:span text:style-name="T4">Ubicación ID</text:span></text:p>
            <text:p text:style-name="P13"><text:span text:style-name="T4">Location ID</text:span></text:p>
          </draw:text-box>
        </draw:frame>
        <draw:custom-shape draw:style-name="gr3" draw:text-style-name="P4" draw:layer="layout" svg:width="2.54cm" svg:height="0.889cm" svg:x="4.048cm" svg:y="13.28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.921cm" svg:height="1.199cm" svg:x="1.127cm" svg:y="16.658cm">
          <draw:text-box>
            <text:p text:style-name="P13"><text:span text:style-name="T4">Ubicación ID</text:span></text:p>
            <text:p text:style-name="P13"><text:span text:style-name="T4">Location ID</text:span></text:p>
          </draw:text-box>
        </draw:frame>
        <draw:custom-shape draw:style-name="gr3" draw:text-style-name="P4" draw:layer="layout" svg:width="2.54cm" svg:height="0.889cm" svg:x="4.048cm" svg:y="16.84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08cm" svg:height="1.199cm" svg:x="10.144cm" svg:y="11.832cm">
          <draw:text-box>
            <text:p text:style-name="P1"><text:span text:style-name="T3">Balance de Ubicación</text:span></text:p>
            <text:p text:style-name="P1"><text:span text:style-name="T3">Location Balance</text:span></text:p>
          </draw:text-box>
        </draw:frame>
        <draw:custom-shape draw:style-name="gr8" draw:text-style-name="P11" draw:layer="layout" svg:width="2.54cm" svg:height="0.889cm" svg:x="15.224cm" svg:y="11.95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953cm" svg:height="1.199cm" svg:x="10.398cm" svg:y="15.515cm">
          <draw:text-box>
            <text:p text:style-name="P1"><text:span text:style-name="T3">Balance de Ubicación</text:span></text:p>
            <text:p text:style-name="P1"><text:span text:style-name="T3">Location Balance</text:span></text:p>
          </draw:text-box>
        </draw:frame>
        <draw:custom-shape draw:style-name="gr8" draw:text-style-name="P11" draw:layer="layout" svg:width="2.54cm" svg:height="0.889cm" svg:x="15.351cm" svg:y="15.64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461cm" svg:height="1.199cm" svg:x="10.398cm" svg:y="19.198cm">
          <draw:text-box>
            <text:p text:style-name="P1"><text:span text:style-name="T3">Balance de Ubicación</text:span></text:p>
            <text:p text:style-name="P1"><text:span text:style-name="T3">Location Balance</text:span></text:p>
          </draw:text-box>
        </draw:frame>
        <draw:custom-shape draw:style-name="gr8" draw:text-style-name="P11" draw:layer="layout" svg:width="2.54cm" svg:height="0.889cm" svg:x="15.859cm" svg:y="19.3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318cm" svg:height="1.199cm" svg:x="8.366cm" svg:y="4.395cm">
          <draw:text-box>
            <text:p text:style-name="P1"><text:span text:style-name="T3">Balance de Cliente</text:span></text:p>
            <text:p text:style-name="P1"><text:span text:style-name="T3">Customer Balance</text:span></text:p>
          </draw:text-box>
        </draw:frame>
        <draw:custom-shape draw:style-name="gr8" draw:text-style-name="P11" draw:layer="layout" svg:width="2.54cm" svg:height="0.889cm" svg:x="12.303cm" svg:y="4.522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9.336cm" svg:height="0.725cm" svg:x="1cm" svg:y="20.27cm">
          <draw:text-box>
            <text:p text:style-name="P9"><text:span text:style-name="T2">Fechas de Facturación \ Billing Dates</text:span></text:p>
          </draw:text-box>
        </draw:frame>
        <draw:frame draw:style-name="gr12" draw:text-style-name="P17" draw:layer="layout" svg:width="2.159cm" svg:height="1.199cm" svg:x="1.508cm" svg:y="21.032cm">
          <draw:text-box>
            <text:p text:style-name="P15"><text:span text:style-name="T3">Enero</text:span></text:p>
            <text:p text:style-name="P16"><text:span text:style-name="T3">January</text:span></text:p>
          </draw:text-box>
        </draw:frame>
        <draw:custom-shape draw:style-name="gr3" draw:text-style-name="P18" draw:layer="layout" svg:width="2.54cm" svg:height="0.889cm" svg:x="3.54cm" svg:y="2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3.286cm" svg:y="19.198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2.286cm" svg:height="1.199cm" svg:x="5.953cm" svg:y="21.103cm">
          <draw:text-box>
            <text:p text:style-name="P15"><text:span text:style-name="T3">Febrero</text:span></text:p>
            <text:p text:style-name="P16"><text:span text:style-name="T3">February</text:span></text:p>
          </draw:text-box>
        </draw:frame>
        <draw:frame draw:style-name="gr6" draw:text-style-name="P17" draw:layer="layout" svg:width="1.651cm" svg:height="1.199cm" svg:x="2.016cm" svg:y="22.373cm">
          <draw:text-box>
            <text:p text:style-name="P16"><text:span text:style-name="T3">Mayo</text:span></text:p>
            <text:p text:style-name="P11"><text:span text:style-name="T3">May</text:span></text:p>
          </draw:text-box>
        </draw:frame>
        <draw:frame draw:style-name="gr6" draw:text-style-name="P17" draw:layer="layout" svg:width="1.524cm" svg:height="1.199cm" svg:x="6.461cm" svg:y="22.302cm">
          <draw:text-box>
            <text:p text:style-name="P16"><text:span text:style-name="T3">Junio</text:span></text:p>
            <text:p text:style-name="P15"><text:span text:style-name="T3">June</text:span></text:p>
          </draw:text-box>
        </draw:frame>
        <draw:custom-shape draw:style-name="gr3" draw:text-style-name="P18" draw:layer="layout" svg:width="2.54cm" svg:height="0.889cm" svg:x="3.54cm" svg:y="22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.54cm" svg:height="0.889cm" svg:x="8.112cm" svg:y="2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.54cm" svg:height="0.889cm" svg:x="8.112cm" svg:y="22.429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778cm" svg:height="1.199cm" svg:x="11.033cm" svg:y="21.032cm">
          <draw:text-box>
            <text:p text:style-name="P16"><text:span text:style-name="T3">Marzo</text:span></text:p>
            <text:p text:style-name="P16"><text:span text:style-name="T3">March</text:span></text:p>
          </draw:text-box>
        </draw:frame>
        <draw:custom-shape draw:style-name="gr3" draw:text-style-name="P18" draw:layer="layout" svg:width="2.54cm" svg:height="0.889cm" svg:x="12.938cm" svg:y="21.159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.397cm" svg:height="1.27cm" svg:x="16.398cm" svg:y="21.032cm">
          <draw:text-box>
            <text:p text:style-name="P16"><text:span text:style-name="T3">Abril</text:span></text:p>
            <text:p text:style-name="P16"><text:span text:style-name="T3">April</text:span></text:p>
          </draw:text-box>
        </draw:frame>
        <draw:frame draw:style-name="gr6" draw:text-style-name="P17" draw:layer="layout" svg:width="1.397cm" svg:height="1.199cm" svg:x="11.414cm" svg:y="22.246cm">
          <draw:text-box>
            <text:p text:style-name="P16"><text:span text:style-name="T3">Julio</text:span></text:p>
            <text:p text:style-name="P16"><text:span text:style-name="T3">July</text:span></text:p>
          </draw:text-box>
        </draw:frame>
        <draw:frame draw:style-name="gr6" draw:text-style-name="P17" draw:layer="layout" svg:width="1.905cm" svg:height="1.199cm" svg:x="16.111cm" svg:y="22.302cm">
          <draw:text-box>
            <text:p text:style-name="P16"><text:span text:style-name="T3">Agosto</text:span></text:p>
            <text:p text:style-name="P16"><text:span text:style-name="T3">August</text:span></text:p>
          </draw:text-box>
        </draw:frame>
        <draw:custom-shape draw:style-name="gr3" draw:text-style-name="P18" draw:layer="layout" svg:width="2.54cm" svg:height="0.889cm" svg:x="12.938cm" svg:y="22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.54cm" svg:height="0.889cm" svg:x="18.05cm" svg:y="2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.54cm" svg:height="0.889cm" svg:x="18.018cm" svg:y="22.429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94cm" svg:height="1.233cm" svg:x="1cm" svg:y="23.643cm">
          <draw:text-box>
            <text:p text:style-name="P16"><text:span text:style-name="T3">Septiembre</text:span></text:p>
            <text:p text:style-name="P16"><text:span text:style-name="T3">September</text:span></text:p>
          </draw:text-box>
        </draw:frame>
        <draw:frame draw:style-name="gr12" draw:text-style-name="P17" draw:layer="layout" svg:width="2.159cm" svg:height="1.199cm" svg:x="6.207cm" svg:y="23.643cm">
          <draw:text-box>
            <text:p text:style-name="P16"><text:span text:style-name="T3">Octubre</text:span></text:p>
            <text:p text:style-name="P16"><text:span text:style-name="T3">October</text:span></text:p>
          </draw:text-box>
        </draw:frame>
        <draw:custom-shape draw:style-name="gr3" draw:text-style-name="P18" draw:layer="layout" svg:width="2.54cm" svg:height="0.889cm" svg:x="3.54cm" svg:y="23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.54cm" svg:height="0.889cm" svg:x="8.112cm" svg:y="23.699cm">
          <text:p/>
          <draw:enhanced-geometry svg:viewBox="0 0 21600 21600" draw:type="rectangle" draw:enhanced-path="M 0 0 L 21600 0 21600 21600 0 21600 0 0 Z N"/>
        </draw:custom-shape>
        <draw:frame draw:style-name="gr1" draw:text-style-name="P17" draw:layer="layout" svg:width="2.667cm" svg:height="1.199cm" svg:x="10.525cm" svg:y="23.572cm">
          <draw:text-box>
            <text:p text:style-name="P16"><text:span text:style-name="T3">Noviembre</text:span></text:p>
            <text:p text:style-name="P16"><text:span text:style-name="T3">November</text:span></text:p>
          </draw:text-box>
        </draw:frame>
        <draw:frame draw:style-name="gr6" draw:text-style-name="P17" draw:layer="layout" svg:width="2.667cm" svg:height="1.199cm" svg:x="15.351cm" svg:y="23.643cm">
          <draw:text-box>
            <text:p text:style-name="P16"><text:span text:style-name="T3">Deciembre</text:span></text:p>
            <text:p text:style-name="P15"><text:span text:style-name="T3">December</text:span></text:p>
          </draw:text-box>
        </draw:frame>
        <draw:custom-shape draw:style-name="gr3" draw:text-style-name="P18" draw:layer="layout" svg:width="2.54cm" svg:height="0.889cm" svg:x="12.936cm" svg:y="23.6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.54cm" svg:height="0.889cm" svg:x="18.05cm" svg:y="23.69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445cm" svg:height="1.199cm" svg:x="1cm" svg:y="4.395cm">
          <draw:text-box>
            <text:p text:style-name="P1"><text:span text:style-name="T3">Número de Teléfono </text:span></text:p>
            <text:p text:style-name="P1">Telephone Number</text:p>
          </draw:text-box>
        </draw:frame>
        <draw:custom-shape draw:style-name="gr14" draw:text-style-name="P4" draw:layer="layout" svg:width="2.667cm" svg:height="0.889cm" svg:x="5.572cm" svg:y="4.52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191cm" svg:height="1.27cm" svg:x="1cm" svg:y="1.127cm">
          <draw:text-box>
            <text:p text:style-name="P5"><text:span text:style-name="T5">Año de Facturación</text:span></text:p>
            <text:p text:style-name="P5">Billing Year</text:p>
          </draw:text-box>
        </draw:frame>
        <draw:custom-shape draw:style-name="gr15" draw:text-style-name="P4" draw:layer="layout" svg:width="1.521cm" svg:height="0.889cm" svg:x="5.194cm" svg:y="1.2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21:43:50.278000000</meta:creation-date>
    <dc:date>2018-08-15T00:59:24.986000000</dc:date>
    <meta:editing-duration>PT2H42M6S</meta:editing-duration>
    <meta:editing-cycles>10</meta:editing-cycles>
    <meta:generator>LibreOffice/6.0.6.2$Windows_X86_64 LibreOffice_project/0c292870b25a325b5ed35f6b45599d2ea4458e77</meta:generator>
    <meta:document-statistic meta:object-count="94"/>
  </office:meta>
</office:document-meta>
</file>